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Tw Cen MT Condensed Extra Bold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1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1"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</text:p>
      <text:p text:style-name="P2">Giorno 24/11/2020</text:p>
      <text:p text:style-name="P3">Inizio progettazione UML</text:p>
      <text:p text:style-name="P3"/>
      <text:p text:style-name="P2">Giorno 25/11/20</text:p>
      <text:p text:style-name="P3">Continuo progettazione</text:p>
      <text:p text:style-name="P3"/>
      <text:p text:style-name="P2">Giorno 27/11/20</text:p>
      <text:p text:style-name="P3">Piccole correzioni dell'UML</text:p>
      <text:p text:style-name="P3"/>
      <text:p text:style-name="P2">Giorno 28/11/20</text:p>
      <text:p text:style-name="P3">Miglioramenti seguendo le dritte del pr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ia Carbone </meta:initial-creator>
    <meta:creation-date>2020-11-28T10:37:17.68</meta:creation-date>
    <meta:document-statistic meta:table-count="0" meta:image-count="0" meta:object-count="0" meta:page-count="1" meta:paragraph-count="9" meta:word-count="23" meta:character-count="179"/>
    <dc:date>2020-11-28T10:44:55.53</dc:date>
    <dc:creator>Mattia Carbone </dc:creator>
    <meta:editing-duration>PT7M39S</meta:editing-duration>
    <meta:editing-cycles>1</meta:editing-cycles>
    <meta:generator>OpenOffice/4.1.6$Win32 OpenOffice.org_project/416m1$Build-9790</meta:generator>
  </office:meta>
</office:document-meta>
</file>